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Trypho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13th lecture on post-biblical history/</text:p>
      <text:p text:style-name="P2"/>
      <text:p text:style-name="P3">[Page 1]</text:p>
      <text:p text:style-name="P3"><text:tab/>Brethren. <text:s/>In the series of short post-biblical lectures,/ that I delivered at different intervals, during last/ winter, I had arrived at the period, in which/ the memorable events, that we have just celebrated,/ took place. <text:s/>I acknowledge my vanity. <text:s/>As I/ intend leaving those lectures, wit ha few more <text:span text:style-name="T2">of</text:span><text:span text:style-name="T4">/ writings of my pen behind me, in the hope that/ they may prove one day of some use to Philadel-/-phia Israelites, I had designed resuming my/ course last Sabbath. <text:s/>I believed that the season/ would make it then fitting to enter into details/ about the characters of the venerable priest of the/ house of </text:span><text:span text:style-name="T5">Hashmona</text:span><text:span text:style-name="T6">ï</text:span><text:span text:style-name="T8">, or Asmonean, and his five/ heroic sons. <text:s/>But on reflection, I changed my/ mind. <text:s/>I remembered that the main incidents/ that gave origin to the Hanuccah festivity, are/ familiar to all my hearers. <text:s/>I therefore feared/ that a minute account might be wearisome./ <text:s/>Should, however, kind hands undertake hereafter/ to collect any of my published or unpublished writings,/ and shape them properly to give them permanence,/</text:span></text:p>
      <text:p text:style-name="P3"><text:span text:style-name="T8"/></text:p>
      <text:p text:style-name="P3"><text:span text:style-name="T8">[Page 2]</text:span></text:p>
      <text:p text:style-name="P3"><text:span text:style-name="T8">many lectures on the Macabees will be found/ among my papers, wherewith to form a connecting/ historical link between what has been said before/ and what will follow./</text:span></text:p>
      <text:p text:style-name="P3"><text:span text:style-name="T8">Still, without speaking more particularly of the/ difficulties which Judah and his brothers grap-/-pled with and overcame after their father's/ death; of the wars they waged and the victories they/ won, I wish </text:span><text:soft-page-break/><text:span text:style-name="T8">to leave a special record of the end,/ which those benefactors of our people met, in/ the pursuit of the noblest cause./</text:span></text:p>
      <text:p text:style-name="P3"><text:span text:style-name="T8">The battle of Bethsura manifested the intense/ earnestness of patriotism. <text:s/>The Syro-Grecians, mar-/-shalled by a general of consummate skill, had/ brought upon the field a redoutable[sic!] army./ <text:s/>It displayed a hundred thousand infantry,/ twenty thousand cavalry, and thirty two elephants,/ from the towered back of which combattants[sic!]/ hurled their javelins with a fatal aim./ <text:s/>Suddenly, one man is seen to break from/ the Judean ranks, and approach the hugest/ of those monstrous animals. <text:s/>He has opened/</text:span></text:p>
      <text:p text:style-name="P3"><text:span text:style-name="T8"/></text:p>
      <text:p text:style-name="P3"><text:span text:style-name="T8">[Page 3]</text:span></text:p>
      <text:p text:style-name="P3"><text:span text:style-name="T8">himself a way in the midst of troops, which/ his sword mows down like grass, and, crouching,/ stabs the hideous beast, and is crushed under/ its ponderous body. <text:s/>Who was that soldier/ that so rashly </text:span><text:span text:style-name="T3">went</text:span><text:span text:style-name="T8"> going in search of a certain/ death? <text:s/>Why did he seek it in so strange a/ manner?...No rashness prompted that act./ <text:s/>Love of Liberty impelled it. <text:s/>In the veins of that/ soldier ran the blood of Mattathias, the priest </text:span><text:span text:style-name="T3">and</text:span><text:span text:style-name="T8">/ and champion of his race. <text:s/>Eleazar erroneously/ thought that the elephant of immense size, whose/ trappings bore royal devices, held on its back the/ young Ruler of the Power which oppressed Israel./ <text:s/>Samson-like he would cause by his fall a </text:span><text:span text:style-name="T3">destruction</text:span><text:span text:style-name="T8"> havoc/ among his enemies. <text:s/>To die that Judea be free,/ and Judaism safe, was the irresistible impulse/ of that brave Asmonean. <text:s/>He of the fine va-/liant brothers, was the first to lay his life upon the/ altar of his faith, as a voluntary offering./</text:span></text:p>
      <text:p text:style-name="P3"><text:span text:style-name="T8">What Eleazar longed for, Judah, the indomitable Mac-/-cabee, finally gained. <text:s/>The land of the patriarchs/</text:span></text:p>
      <text:p text:style-name="P3"><text:span text:style-name="T8"/></text:p>
      <text:p text:style-name="P3"><text:span text:style-name="T8">[Page 4]</text:span></text:p>
      <text:p text:style-name="P3"><text:span text:style-name="T8">after having been convulsed by the agonies of a/ threatened extinction, enjoyed for a while com-/-parative ease. <text:s/>But a fierce storm unexpectedly/ burst upon it. <text:s/>Our lion hearted deliverer was/ then ill prepared to weather it. <text:s/>Three thousand/ men only were at his disposal, when a fresh army/ led by Bacchides marched on Jerusalem, spreading terror/ and woes as it advanced. <text:s/>Defeat stared </text:span><text:span text:style-name="T3">the</text:span><text:span text:style-name="T8"> those/ fighting thousands in the face. <text:s/>They could not be/ stirred up fro the unequal strife. <text:s/>Judah was/ implored to spare himself for better times, and seek/ safety by flight. <text:s/>"Never shall the rising sun behold/ so inglorious a sight" answered the fearless warrior./ <text:s/>"Never shall it behold an Asmonean showing the/ foe his back." <text:s/>If this be my last struggle, posterity/ shall not say that I have stained by cowardice/ the record of an illustrious past." <text:s/>Eight hun-/-dred clung to our hero. <text:s/>Desperate but terrific/ is the onslaught. <text:s/>The daring few rush on the/ right wing of the opposing army, break its centre,/ and force it to a hasty retreat. <text:s/>Judah and his/ phalanx performs deeds of prodigious valour,/</text:span></text:p>
      <text:p text:style-name="P3"><text:span text:style-name="T8"/></text:p>
      <text:p text:style-name="P3"><text:span text:style-name="T8">[Page 5]</text:span></text:p>
      <text:p text:style-name="P3"><text:span text:style-name="T8">but the left wing has discovered the disorder with which/ the right was thrown. <text:s/>Quickly it closes upon the/ Maccabee; many a enemy lies at his feet. <text:s/>At/ length, overpowered by number, but still grasping/ his sword he falls where his precious blood crimsoned/ the soil he gallantly defended./</text:span></text:p>
      <text:p text:style-name="P3"><text:span text:style-name="T8">Profane history has handed down names, to which all/ instinctively pay homage. <text:s/>WE bow to the memory of an Aristides and a Cincinnatus, of a Robert/ Bruce and a Gustavuas </text:span><text:span text:style-name="T3">Adof</text:span><text:span text:style-name="T8"> Adolphus, but our Judah/ claims the highest honor, because his prowess hammered/ down the citadel of Falsehood; his loyalty to Truth/ rescued a nation from debauching idolatry. <text:s/>Judah/ deserved eternity on earth, and a living monument has/ been reared to him in the hearts of the eternal people he/ benefitted. <text:s/>His body, recovered by his surviving brothers,/ received interment in the burial place of the noble sire,/ amidst the </text:span><text:span text:style-name="T3">tea</text:span><text:span text:style-name="T8"> sobs and tears of grateful myriads./</text:span></text:p>
      <text:p text:style-name="P3"><text:span text:style-name="T8"><text:tab/>But the cause for which the bravest of the Asmoneans/ sacrificed his existence, could not be lost, so long as any/ of Mattathias' sons lived. <text:s/>Jonathan assumed the command,/ and rallied the patriots </text:span><text:soft-page-break/><text:span text:style-name="T8">to the defence[sic!] of country and creed./</text:span></text:p>
      <text:p text:style-name="P3"><text:span text:style-name="T8"/></text:p>
      <text:p text:style-name="P3"><text:span text:style-name="T8">[Page 6]</text:span></text:p>
      <text:p text:style-name="P3"><text:span text:style-name="T8">Discreet and full of caution, he perceived that he/ was unable, for a time, to measure arms with the/ Syrians. <text:s/>He therefore withdrew to a place of safety,/ and as an act of prudence, sent, by means of his/ brother Johanan, the military equipage and baggage,/ to the safe-keeping of a friendly tribe of Arabs./ <text:s/>Johanan led the troops, which conveyed those im-/-plements of war, through the wilderness. <text:s/>They/ were proceeding straight towards their destination, when/ a horde of hostile Arabs surrounded them in a man-/-ner which precluded a manly resistance. <text:s/>The free-/-booter slaughtered every person, and plundered all/ property. <text:s/>Thus another member of an immortal/ family, stamped his name with the seal of mar-/-tyrdom to patriotic duty. <text:s/>But his blood did not/ remain unavenged. <text:s/>Jonathan vowed to make/ the marauding tribe pay dearly for their treachery./ <text:s/>As they had done to his brother, so would he deal/ with them. <text:s/>Lying in ambush, he wished upon a/ large party, who escorted a princess to the city of/ the prince, her wedded lord; cut it off, and seized a/</text:span></text:p>
      <text:p text:style-name="P3"><text:span text:style-name="T8"/></text:p>
      <text:p text:style-name="P3"><text:span text:style-name="T8">[Page 7]</text:span></text:p>
      <text:p text:style-name="P3"><text:span text:style-name="T8">rich booty. <text:s/>The martial spirit, +/ not all the military genius, of Judah, shone upon/ Jonathan. <text:s/>Associated to the wise-hearted Simon, be/ compelled victory to perch on his banner. <text:s/>The faith-/ful Judeans he inspired with fresh vigour; the faith-/-less he humbled to the dust. <text:s/>He rooted the Syro-/Grecians and shamed Jewish Grecianists. <text:s/>He challenged/ respect and made veteran generals own that valor/ dwelt yet with the descendants of David. <text:s/>He studied/ opportunities, and with masterly ability </text:span><text:span text:style-name="T3">lay</text:span><text:span text:style-name="T8"> laid hold/ thereof in the interest of his land and his people./ <text:s/>Jonathan ought to have died full of years upon a bed/ of honored tranquillity[sic!]. <text:s/>But fate decided otherwise./ <text:s/>A fouler treachery than that which had </text:span><text:span text:style-name="T3">set</text:span><text:span text:style-name="T8"> sent Johanan/ to an untimely grave, put an end to the life of/ Jonathan. <text:s/>He, naturally sagacious, and exceedingly/ chary, was entrapped in a snare which Perfidy had/ spread out. <text:s/></text:span><text:span text:style-name="T3">I</text:span><text:span text:style-name="T8"> Tryphon, an unscrupulous/ chief, who had raised on the throne of Syria a young/ son of his former master, with the ulterior motive/ to dispossess him of it </text:span><text:span text:style-name="T3">to his</text:span><text:span text:style-name="T8"> and make himself king, re-/quested an interview with our hero. <text:s/>Jonathan/</text:span></text:p>
      <text:p text:style-name="P3"><text:span text:style-name="T8"/></text:p>
      <text:p text:style-name="P3"><text:span text:style-name="T8">[Page 8]</text:span></text:p>
      <text:p text:style-name="P3"><text:span text:style-name="T8">agreed, but he arrived at the appointed place with forty/ thousand soldiers under his orders. <text:s/>Tryphon was not/ prepared for that significant greeting; Hence he simulated/ friendship. <text:s/>His tokens of regard were royal. <text:s/>He lavished/ gifts, and promised a surrendering of fortresses garrisoned/ hitherto by Syrian troops. <text:s/>He asserted that to settle/ that amicably, he had requested a personal interchange/ of thoughts. <text:s/>As a pledge of sincerity, he invited the/ Asmonean to accompany him with a small retinue, as/ far as Ptolema</text:span><text:span text:style-name="T7">ü</text:span><text:span text:style-name="T8">s, or Acco, promising to return that sea-/-port town to the Judeans. <text:s/>The deception proved but too/ successful. <text:s/>Jonathan believed. <text:s/>Dismissing his soldiers,/ he chose a thousand as an escort and entered Ptolema</text:span><text:span text:style-name="T7">ï</text:span><text:span text:style-name="T8">s./ <text:s/>Fatal error! <text:s/>The gates were shut on him, and/ not one of his thousand men was left to tell that their/ mighty leader lay enchained in a dungeon. <text:s/></text:span><text:span text:style-name="T3">But</text:span><text:span text:style-name="T8"> Nevertheless,/ the dire event </text:span><text:span text:style-name="T3">soon</text:span><text:span text:style-name="T8"> spread like a wild fire, and every/ patriot grasped the hilt of his </text:span><text:span text:style-name="T3">sow</text:span><text:span text:style-name="T8"> sword. <text:s/>How to avenge/ the execrable wrong, without exposing the beloved defender/ of his race to an ignominious death, was the harassing/ thought. <text:s/>A nation grieved to the core and perplexed,/</text:span></text:p>
      <text:p text:style-name="P3"><text:span text:style-name="T8"/></text:p>
      <text:p text:style-name="P3"><text:span text:style-name="T8">[Page 9]</text:span></text:p>
      <text:p text:style-name="P3"><text:span text:style-name="T8">turned their eyes to a great counsellor[sic!]. <text:s/>Simon, whom/ the aged father had declared a first in wisdom, was/ sought after. <text:s/>While Judah leaded a small but/ invincible band of fellow believers to the field of honor,/ Simon had stood as his brother's adviser. <text:s/>While/ Jonathan scattered the adversaries of Israel like/ chaff, Simon had lent his sabre and his pen./ <text:s/>Now that the hour had struck, when he must sum-/-mon his arm and his intellect to the salvation of Judaism,/ </text:span><text:span text:style-name="T3">Simon</text:span><text:span text:style-name="T8"> the Asmonean was not found </text:span><text:soft-page-break/><text:span text:style-name="T8">wanting. <text:s/>Addressing his/ compatriots, he promised fealty to the grand cause/ for which his sire and his four brothers had freely/ bled. <text:s/>Then, as an earnest of his determination to/ thrust back the wretchedly vile Typhon, and, rescue/ Jonathan, he took vigorous measures to fortify and/ guard all assailable points./</text:span></text:p>
      <text:p text:style-name="P3"><text:span text:style-name="T8">In my next lecture of the course, I shall refer to what/ followed that soul-stirring event, and, briefly describing/ the administrative abilities and success of Simon, I/ shall narrate his tragic end. </text:span><text:span text:style-name="T3">and the character of</text:span><text:span text:style-name="T8">/ </text:span><text:span text:style-name="T3">his successor.</text:span><text:span text:style-name="T8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12:27:52.52</meta:creation-date>
    <meta:document-statistic meta:table-count="0" meta:image-count="0" meta:object-count="0" meta:page-count="5" meta:paragraph-count="86" meta:word-count="1803" meta:character-count="11237"/>
    <dc:date>2012-12-06T13:51:21.82</dc:date>
    <meta:editing-duration>PT11M37S</meta:editing-duration>
    <meta:editing-cycles>1</meta:editing-cycles>
    <meta:generator>OpenOffice.org/3.4.1$Win32 OpenOffice.org_project/341m1$Build-9593</meta:generator>
  </office:meta>
</office:document-meta>
</file>